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DocumentIdToPathMapper.getDocumentId( Publication publication , String area , File fil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DefaultDocumentIdToPathMapper.getDirectory( Publication publication , String are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efaultDocumentIdToPathMapper.getLanguage( File fil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DefaultDocumentIdToPathMapper.getPath( String uuid , String languag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efaultDocumentIdToPathMapper.getFilename( String languag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efaultDocumentIdToPathMapper.getFile( Publication publication , String area , String uuid , String langu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